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458in" fo:margin-left="-0.075in" fo:margin-top="0in" fo:margin-bottom="0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2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.A4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paragraph-properties fo:text-align="justify" style:justify-single-word="false" fo:orphans="0" fo:widows="0"/>
      <style:text-properties officeooo:paragraph-rsid="00112d90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style:font-size-asian="12pt" style:language-asian="en" style:country-asian="US" style:font-size-complex="12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2pt" officeooo:paragraph-rsid="00112d90" style:font-size-asian="12pt" style:font-size-complex="12pt"/>
    </style:style>
    <style:style style:name="P6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/>
    </style:style>
    <style:style style:name="P7" style:family="paragraph" style:parent-style-name="Standard">
      <style:paragraph-properties fo:margin-left="0in" fo:margin-right="0in" fo:orphans="0" fo:widows="0" fo:text-indent="0.4925in" style:auto-text-indent="false"/>
      <style:text-properties fo:font-size="12pt" style:font-size-asian="12pt" style:language-asian="en" style:country-asian="US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Рабочий_20_стиль">
      <style:text-properties fo:font-size="12pt" style:font-size-asian="12pt" style:font-size-complex="12pt"/>
    </style:style>
    <style:style style:name="P10" style:family="paragraph" style:parent-style-name="Рабочий_20_стиль">
      <style:text-properties fo:font-size="12pt" officeooo:paragraph-rsid="00112d90" style:font-size-asian="12pt" style:font-size-complex="12pt"/>
    </style:style>
    <style:style style:name="P11" style:family="paragraph" style:parent-style-name="Рабочий_20_стиль">
      <style:paragraph-properties fo:text-align="center" style:justify-single-word="false"/>
    </style:style>
    <style:style style:name="P12" style:family="paragraph" style:parent-style-name="Рабочий_20_стиль">
      <style:text-properties officeooo:rsid="00112d90" officeooo:paragraph-rsid="00112d90"/>
    </style:style>
    <style:style style:name="P13" style:family="paragraph" style:parent-style-name="Рабочий_20_стиль">
      <style:paragraph-properties fo:margin-left="0in" fo:margin-right="0in" fo:text-indent="0.49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2d90" style:font-size-asian="12pt" style:font-size-complex="12pt"/>
    </style:style>
    <style:style style:name="T4" style:family="text">
      <style:text-properties fo:font-size="12pt" style:font-size-asian="12pt" style:language-asian="en" style:country-asian="US" style:font-size-complex="12pt"/>
    </style:style>
    <style:style style:name="T5" style:family="text">
      <style:text-properties fo:font-size="12pt" officeooo:rsid="00112d90" style:font-size-asian="12pt" style:language-asian="en" style:country-asian="US" style:font-size-complex="12pt"/>
    </style:style>
    <style:style style:name="T6" style:family="text">
      <style:text-properties fo:font-size="12pt" fo:font-style="italic" style:font-size-asian="12pt" style:language-asian="en" style:country-asian="US" style:font-style-asian="italic" style:font-size-complex="12pt"/>
    </style:style>
    <style:style style:name="T7" style:family="text">
      <style:text-properties fo:color="#00000a" fo:font-size="12pt" style:font-size-asian="12pt" style:language-asian="en" style:country-asian="US" style:font-size-complex="12pt"/>
    </style:style>
    <style:style style:name="T8" style:family="text">
      <style:text-properties fo:color="#00000a" fo:font-size="12pt" officeooo:rsid="00112d90" style:font-size-asian="12pt" style:language-asian="en" style:country-asian="US" style:font-size-complex="12pt"/>
    </style:style>
    <style:style style:name="T9" style:family="text">
      <style:text-properties fo:color="#00000a" fo:font-size="12pt" style:text-underline-style="solid" style:text-underline-width="auto" style:text-underline-color="font-color" style:font-size-asian="12pt" style:language-asian="en" style:country-asian="US" style:font-size-complex="12pt"/>
    </style:style>
    <style:style style:name="T10" style:family="text">
      <style:text-properties fo:color="#00000a" officeooo:rsid="00112d90" style:language-asian="en" style:country-asian="US"/>
    </style:style>
    <style:style style:name="T11" style:family="text">
      <style:text-properties fo:font-size="10pt" fo:font-style="italic" style:font-size-asian="10pt" style:font-style-asian="italic"/>
    </style:style>
    <style:style style:name="T12" style:family="text">
      <style:text-properties officeooo:rsid="00112d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РАЗРЕШЕНИЕ</text:span></text:p>
      <text:p text:style-name="P1"><text:span text:style-name="T1">на размещение научного доклада аспиранта<text:line-break/>об основных результатах подготовленной научно-квалификационной работы (диссертации)</text:span></text:p>
      <text:p text:style-name="P1"><text:span text:style-name="T1">на корпоративном портале (сайте) МФТИ</text:span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2">Я, </text:span><text:span text:style-name="T3"><text:s/>Прун Виктор Евгеньевич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<text:span text:style-name="T4">(</text:span><text:span text:style-name="T6">фамилия, имя, отчество</text:span><text:span text:style-name="T4">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Рабочий_20_стиль"><text:span text:style-name="T2">Паспорт: </text:span><text:span text:style-name="T3">4511 209056, выдан отделением УФМС России по гор. Москве по району 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0"><text:span text:style-name="T12">Новогиреево, 01.06.2011, код подразделения 770-054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<text:span text:style-name="T4">(</text:span><text:span text:style-name="T6">паспортные данные</text:span><text:span text:style-name="T4">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span text:style-name="T4">зарегистрированный(-ая) по адресу: </text:span><text:span text:style-name="T5">г. Москва, Свободный пр-т, дом 6, корп.2, кв.19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<text:span text:style-name="T4">(</text:span><text:span text:style-name="T6">место регистрации</text:span><text:span text:style-name="T4">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span text:style-name="T4">являющийся обучающимся </text:span><text:span text:style-name="T5">аспирантуры МФТИ, ФИВТ, кафедры когнитивных технологий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<text:span text:style-name="T4">(</text:span><text:span text:style-name="T6">учебное подразделение, курс, уровень образования, группа</text:span><text:span text:style-name="T4">)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Рабочий_20_стиль"><text:span text:style-name="T2">федерального государственного автономного образовательного учреждения высшего образования «Московский физико-технический институт (государственный университет)» (далее – МФТИ),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2"><text:span text:style-name="T4">разрешаю МФТИ безвозмездно воспроизводить и размещать (доводить до всеобщего сведения) в полном объеме и по частям написанную мною в рамках выполнения образовательной программы </text:span><text:span text:style-name="T7">выпускную квалификационную работу бакалавра / дипломную работу специалиста / магистерскую диссертацию, </text:span><text:span text:style-name="T9">научный доклад аспиранта</text:span></text:p>
            <text:p text:style-name="P6"><text:span text:style-name="T4">(</text:span><text:span text:style-name="T6">нужное подчеркнуть</text:span><text:span text:style-name="T4">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7">на тему: </text:span><text:span text:style-name="T8">Создание и оптимизация методов обработки изображений в компьютерной 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5"><text:span text:style-name="T10">томографии.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Рабочий_20_стиль"><text:span text:style-name="T2">(далее – выпускная работа) в сети Интернет на корпоративном портале (сайте) МФТИ, таким образом, чтобы любое лицо могло получить доступ к выпускной работе из любого места и в любое время по собственному выбору, в течение всего срока действия исключительного права на выпускную работу.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3"><text:span text:style-name="T2">Я подтверждаю, что выпускная работа написана мною лично, в соответствии с правилами академической этики и не нарушает интеллектуальных прав иных лиц.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3"><text:span text:style-name="T2">Я понимаю, что размещение выпускной работы на портале МФТИ не позднее чем через 1 (один) год с момента подписания мною настоящего разрешения означает заключение между мной и МФТИ лицензионного договора на условиях, указанных в настоящем разрешении.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3"><text:span text:style-name="T2">Я сохраняю за собой исключительное право на выпускную работу.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3"><text:span text:style-name="T2">Настоящее разрешение является офертой в соответствии со статьей 435 Гражданского кодекса Российской Федерации. Размещение выпускной работы на портале МФТИ является акцептом в соответствии со статьей 438 Гражданского кодекса Российской Федерации.</text:span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Рабочий_20_стиль"/>
            <text:p text:style-name="Рабочий_20_стиль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12"><text:s text:c="27"/>14.05.199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1"><text:span text:style-name="T11">дата</text:span></text:p>
          </table:table-cell>
          <table:table-cell table:style-name="Table1.A2" office:value-type="string">
            <text:p text:style-name="P11"><text:span text:style-name="T11">подпись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Рабочий_20_стиль" style:display-name="Рабочий стиль" style:family="paragraph" style:parent-style-name="Standard" style:auto-update="true" style:default-outline-level="">
      <style:paragraph-properties fo:text-align="justify" style:justify-single-word="false" fo:orphans="0" fo:widows="0"/>
      <style:text-properties fo:color="#00000a" fo:font-size="13pt" style:font-size-asian="13pt" style:language-asian="en" style:country-asian="US" style:font-size-complex="11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3</meta:editing-cycles>
    <meta:creation-date>2018-04-03T12:40:00</meta:creation-date>
    <dc:date>2018-05-14T09:38:15.269334152</dc:date>
    <meta:editing-duration>P0D</meta:editing-duration>
    <meta:generator>LibreOffice/4.2.8.2$Linux_X86_64 LibreOffice_project/420$Build-2</meta:generator>
    <meta:document-statistic meta:table-count="1" meta:image-count="0" meta:object-count="0" meta:page-count="1" meta:paragraph-count="25" meta:word-count="276" meta:character-count="2226" meta:non-whitespace-character-count="19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